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E0000024EF0FBBA98.png" manifest:media-type="image/png"/>
  <manifest:file-entry manifest:full-path="Pictures/1000426600004BD900003CF7F2DCC70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22in" svg:y="-0.3228in" svg:width="6.0547in" svg:height="4.8665in" draw:z-index="0"><draw:image xlink:href="Pictures/1000426600004BD900003CF7F2DCC70B.svg" xlink:type="simple" xlink:show="embed" xlink:actuate="onLoad"/><draw:image xlink:href="Pictures/10000201000002DE0000024EF0FBBA98.png" xlink:type="simple" xlink:show="embed" xlink:actuate="onLoad"/></draw:frame><draw:frame draw:style-name="fr1" draw:name="Image2" text:anchor-type="paragraph" svg:x="1.4228in" svg:y="4.9598in" svg:width="5.9126in" svg:height="4.752in" draw:z-index="1"><draw:image xlink:href="Pictures/1000426600004BD900003CF7F2DCC70B.svg" xlink:type="simple" xlink:show="embed" xlink:actuate="onLoad"/><draw:image xlink:href="Pictures/10000201000002DE0000024EF0FBBA98.png" xlink:type="simple" xlink:show="embed" xlink:actuate="onLoad"/></draw:frame></text:p>
      <text:p text:style-name="P1"><draw:frame draw:style-name="fr1" draw:name="Image3" text:anchor-type="paragraph" svg:x="1.3256in" svg:y="4.8335in" svg:width="5.9126in" svg:height="4.752in" draw:z-index="2"><draw:image xlink:href="Pictures/1000426600004BD900003CF7F2DCC70B.svg" xlink:type="simple" xlink:show="embed" xlink:actuate="onLoad"/><draw:image xlink:href="Pictures/10000201000002DE0000024EF0FBBA98.png" xlink:type="simple" xlink:show="embed" xlink:actuate="onLoad"/></draw:frame><draw:frame draw:style-name="fr1" draw:name="Image4" text:anchor-type="paragraph" svg:x="-0.2575in" svg:y="-0.4165in" svg:width="5.9126in" svg:height="4.752in" draw:z-index="3"><draw:image xlink:href="Pictures/1000426600004BD900003CF7F2DCC70B.svg" xlink:type="simple" xlink:show="embed" xlink:actuate="onLoad"/><draw:image xlink:href="Pictures/10000201000002DE0000024EF0FBBA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37:14.075351500</meta:creation-date>
    <dc:date>2019-04-02T14:15:02.759506031</dc:date>
    <meta:editing-duration>PT19H22M38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